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ab24d" officeooo:paragraph-rsid="000ab24d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style="normal" fo:font-weight="normal" officeooo:rsid="000ab24d" officeooo:paragraph-rsid="000ab24d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officeooo:paragraph-rsid="000ab24d"/>
    </style:style>
    <style:style style:name="P4" style:family="paragraph" style:parent-style-name="Standard">
      <style:text-properties fo:font-size="11pt" fo:font-style="normal" fo:font-weight="normal" officeooo:rsid="000ab24d" officeooo:paragraph-rsid="000ab24d" style:font-size-asian="9.60000038146973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style:text-underline-style="none" officeooo:rsid="000d25c5" officeooo:paragraph-rsid="000d25c5"/>
    </style:style>
    <style:style style:name="P6" style:family="paragraph" style:parent-style-name="Standard">
      <style:text-properties style:text-underline-style="none" officeooo:rsid="000d25c5" officeooo:paragraph-rsid="001181f6"/>
    </style:style>
    <style:style style:name="P7" style:family="paragraph" style:parent-style-name="Standard">
      <style:text-properties style:text-underline-style="none" officeooo:rsid="001151b1" officeooo:paragraph-rsid="001151b1"/>
    </style:style>
    <style:style style:name="P8" style:family="paragraph" style:parent-style-name="Standard">
      <style:text-properties style:text-underline-style="none" officeooo:rsid="00141c99" officeooo:paragraph-rsid="00141c99"/>
    </style:style>
    <style:style style:name="P9" style:family="paragraph" style:parent-style-name="Standard">
      <style:text-properties style:text-underline-style="none" officeooo:rsid="00153aca" officeooo:paragraph-rsid="00153aca"/>
    </style:style>
    <style:style style:name="P10" style:family="paragraph" style:parent-style-name="Standard">
      <style:text-properties officeooo:paragraph-rsid="001181f6"/>
    </style:style>
    <style:style style:name="P11" style:family="paragraph" style:parent-style-name="Standard">
      <style:text-properties fo:color="#2a6099" style:text-underline-style="solid" style:text-underline-width="auto" style:text-underline-color="font-color" officeooo:rsid="000d25c5" officeooo:paragraph-rsid="000d25c5"/>
    </style:style>
    <style:style style:name="P12" style:family="paragraph" style:parent-style-name="Standard">
      <style:text-properties fo:font-size="14pt" fo:font-style="italic" fo:font-weight="bold" officeooo:rsid="000ab24d" officeooo:paragraph-rsid="000ab24d" style:font-size-asian="12.25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fo:font-size="11pt" fo:font-style="normal" fo:font-weight="bold" officeooo:rsid="000ab24d" officeooo:paragraph-rsid="000ab24d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fo:font-size="11pt" fo:font-style="normal" fo:font-weight="normal" officeooo:rsid="000ab24d" officeooo:paragraph-rsid="000ab24d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0ab24d" officeooo:paragraph-rsid="000ab24d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style:text-underline-style="none" fo:font-weight="normal" officeooo:rsid="000ab24d" officeooo:paragraph-rsid="000ab24d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style:text-underline-style="none" fo:font-weight="normal" officeooo:rsid="000c89aa" officeooo:paragraph-rsid="000ab24d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style:text-underline-style="none" fo:font-weight="normal" officeooo:rsid="000d25c5" officeooo:paragraph-rsid="000d25c5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style:text-underline-style="none" fo:font-weight="normal" officeooo:rsid="000d25c5" officeooo:paragraph-rsid="001181f6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style:text-underline-style="none" fo:font-weight="normal" officeooo:rsid="000f084a" officeooo:paragraph-rsid="000d25c5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style:text-underline-style="none" fo:font-weight="normal" officeooo:rsid="001151b1" officeooo:paragraph-rsid="001151b1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style:text-underline-style="none" fo:font-weight="normal" officeooo:rsid="000f8c96" officeooo:paragraph-rsid="001181f6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style:text-underline-style="none" fo:font-weight="normal" officeooo:rsid="00141c99" officeooo:paragraph-rsid="00141c99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style:text-underline-style="none" fo:font-weight="normal" officeooo:rsid="00153aca" officeooo:paragraph-rsid="00153aca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color="#2a6099" fo:font-size="11pt" fo:font-style="normal" style:text-underline-style="solid" style:text-underline-width="auto" style:text-underline-color="font-color" fo:font-weight="normal" officeooo:rsid="001181f6" officeooo:paragraph-rsid="001181f6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color="#2a6099" fo:font-size="11pt" fo:font-style="normal" style:text-underline-style="solid" style:text-underline-width="auto" style:text-underline-color="font-color" fo:font-weight="normal" officeooo:rsid="00153aca" officeooo:paragraph-rsid="00153aca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tyle="italic" style:text-underline-style="none" officeooo:rsid="00153aca" officeooo:paragraph-rsid="00153aca" style:font-style-asian="italic" style:font-style-complex="italic"/>
    </style:style>
    <style:style style:name="P28" style:family="paragraph" style:parent-style-name="Standard">
      <style:text-properties fo:font-style="normal" style:text-underline-style="none" fo:font-weight="normal" officeooo:rsid="001642f4" officeooo:paragraph-rsid="001642f4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bold" officeooo:rsid="001642f4" officeooo:paragraph-rsid="001642f4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0d25c5" style:font-size-asian="9.60000038146973pt" style:font-size-complex="11pt"/>
    </style:style>
    <style:style style:name="T4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1pt" fo:font-style="normal" fo:font-weight="normal" officeooo:rsid="000ab24d" style:font-size-asian="9.60000038146973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size="11pt" fo:font-style="normal" fo:font-weight="normal" officeooo:rsid="000c89aa" style:font-size-asian="9.60000038146973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ize="11pt" fo:font-style="normal" fo:font-weight="normal" officeooo:rsid="000f084a" style:font-size-asian="9.60000038146973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size="11pt" fo:font-style="normal" fo:font-weight="normal" officeooo:rsid="000f8c96" style:font-size-asian="9.60000038146973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size="11pt" fo:font-style="normal" fo:font-weight="normal" officeooo:rsid="00121c97" style:font-size-asian="9.60000038146973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11pt" fo:font-style="normal" fo:font-weight="normal" officeooo:rsid="00123445" style:font-size-asian="9.60000038146973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1pt" fo:font-style="normal" fo:font-weight="normal" officeooo:rsid="00141c99" style:font-size-asian="9.60000038146973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size="11pt" fo:font-style="normal" style:text-underline-style="none" fo:font-weight="normal" officeooo:rsid="000ab24d" style:font-size-asian="9.60000038146973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size="11pt" fo:font-style="normal" style:text-underline-style="none" fo:font-weight="normal" officeooo:rsid="000c89aa" style:font-size-asian="9.60000038146973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size="11pt" fo:font-style="normal" style:text-underline-style="none" fo:font-weight="normal" officeooo:rsid="001181f6" style:font-size-asian="9.60000038146973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size="11pt" fo:font-style="normal" style:text-underline-style="none" fo:font-weight="normal" officeooo:rsid="000f084a" style:font-size-asian="9.60000038146973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162bf8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atis_reproduction.py<text:span text:style-name="T1"> </text:span></text:p>
      <text:p text:style-name="P12"/>
      <text:p text:style-name="P13">6/4</text:p>
      <text:p text:style-name="P2"><text:span text:style-name="T2">Attempted to run this code for monochromatic MF constraints in a mass range (1e11-1e22)g, </text:span><text:span text:style-name="T3">and using monochromatic MF emission calculated through isatis_runner_mono.py (rather than BH_launcher) [I did this so I could be flexible about the number of energies to calculate the primary PBH photon spectrum at]. I’m </text:span><text:span text:style-name="T2">calling </text:span><text:span text:style-name="T3">this </text:span><text:span text:style-name="T2">“wide” in the filenames (since it is wider than the range I had previously calculated using this program).</text:span></text:p>
      <text:p text:style-name="P4"/>
      <text:p text:style-name="P4">The constraints obtained are not correct:</text:p>
      <text:p text:style-name="P4">- They are many orders of magnitude too large (~125-150 orders of magnitude)</text:p>
      <text:p text:style-name="P3"><text:span text:style-name="T5">- The constraints appear translated to </text:span><text:span text:style-name="T9">smaller PBH</text:span><text:span text:style-name="T5"> masses</text:span><text:span text:style-name="T9"> on a log-log plot (a factor of ~2)</text:span></text:p>
      <text:p text:style-name="P3"><text:span text:style-name="T5">- The ‘slope’ of the constraints </text:span><text:span text:style-name="T10">on a log-log</text:span><text:span text:style-name="T5"> </text:span><text:span text:style-name="T10">is wrong</text:span><text:span text:style-name="T5">: plotting the constraints / m^2 (m = PBH mass) provides a reasonable fit.</text:span></text:p>
      <text:p text:style-name="P4"/>
      <text:p text:style-name="P15">Slope of constraints</text:p>
      <text:p text:style-name="P16">What could explain why the constraints / m^2 is a reasonable fit?</text:p>
      <text:p text:style-name="P3"><text:span text:style-name="T12">- PBH </text:span><text:span text:style-name="T13">gamma-ray luminosity L</text:span><text:span text:style-name="T12"> ~ </text:span><text:span text:style-name="T13">c^2</text:span><text:span text:style-name="T12"> dm / dt ~ m^{-2}</text:span></text:p>
      <text:p text:style-name="P3"><text:span text:style-name="T12">- </text:span><text:span text:style-name="T13">Very roughly then, a constraint on f_PBH based on the total luminosity of observed gamma rays divided by the luminosity emitted by PBHs should scale as m^2</text:span></text:p>
      <text:p text:style-name="P17">- The slope of the constraints seen seems to be closer to m^4</text:p>
      <text:p text:style-name="P17"/>
      <text:p text:style-name="P11"><text:span text:style-name="T6">S</text:span><text:span text:style-name="T4">ource of difference: from isatis_reproduction.py or the BlackHawk spectra</text:span></text:p>
      <text:p text:style-name="P18">To check, use BH_launcher:</text:p>
      <text:p text:style-name="P5"><text:span text:style-name="T4">- PBH gamma ray spectrum calculated using </text:span><text:span text:style-name="T7">BH_launcher</text:span></text:p>
      <text:p text:style-name="P20"><text:tab/>- 1000 PBHs in the mass range (1e11, 1e22)g</text:p>
      <text:p text:style-name="P5"><text:span text:style-name="T7">- </text:span><text:span text:style-name="T8">named “GC_mono_wide”</text:span></text:p>
      <text:p text:style-name="P20"/>
      <text:p text:style-name="P7"><text:span text:style-name="T7">R</text:span><text:span text:style-name="T4">esults:</text:span></text:p>
      <text:p text:style-name="P21">- constraints on f_PBH are still much too large (1e137 or larger)</text:p>
      <text:p text:style-name="P21"/>
      <text:p text:style-name="P25">Try: calculating over constraints over the mass range (1e11, 1e22)g:</text:p>
      <text:p text:style-name="P19">To check, use BH_launcher:</text:p>
      <text:p text:style-name="P6"><text:span text:style-name="T4">- PBH gamma ray spectrum calculated using </text:span><text:span text:style-name="T7">BH_launcher</text:span></text:p>
      <text:p text:style-name="P10"><text:span text:style-name="T15"><text:tab/>- 1000 PBHs in the mass range (1e11, 1e2</text:span><text:span text:style-name="T14">1</text:span><text:span text:style-name="T15">)g</text:span></text:p>
      <text:p text:style-name="P6"><text:span text:style-name="T7">- </text:span><text:span text:style-name="T8">named “GC_mono”</text:span></text:p>
      <text:p text:style-name="P22"/>
      <text:p text:style-name="P8"><text:span text:style-name="T8">W</text:span><text:span text:style-name="T4">hen running this, found that I was not loading the correct PBH spectrum for each mass, since the index was off by 1 (BH_launcher starts from 1, while Python starts from 0). Did not notice this before since I had a file named “0” for the GC_mono_wide.</text:span></text:p>
      <text:p text:style-name="P23"/>
      <text:p text:style-name="P23">Results for f_PBH appear reasonable.</text:p>
      <text:p text:style-name="P23"/>
      <text:p text:style-name="P23"/>
      <text:p text:style-name="P26">Re-run “wide” version with corrected index:</text:p>
      <text:p text:style-name="P9"><text:span text:style-name="T4">- Results for f_PBH </text:span><text:span text:style-name="T11">appear</text:span><text:span text:style-name="T4"> reasonable.</text:span></text:p>
      <text:p text:style-name="P24"/>
      <text:p text:style-name="P24"/>
      <text:p text:style-name="P27"><text:span text:style-name="T16">Why did changing the index by 1 have such a large effect? I wouldn’t expect it to be very significant, </text:span><text:span text:style-name="T17">given that I am using a high density of PBHs over the mass range</text:span><text:span text:style-name="T16">?</text:span></text:p>
      <text:p text:style-name="P27"><text:span text:style-name="T16"/></text:p>
      <text:p text:style-name="P27"><text:span text:style-name="T16"/></text:p>
      <text:p text:style-name="P29"><text:span text:style-name="T2">9/4</text:span></text:p>
      <text:p text:style-name="P28"><text:span text:style-name="T2">Corrected so that numerical MFs are calculated at masses corresponding to the actual test mass range rather than those obtained using cutoffs, when test_mass_range is Tru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6T11:22:51.995819769</meta:creation-date>
    <dc:date>2023-04-09T13:01:19.621656048</dc:date>
    <meta:editing-duration>PT46M5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402" meta:character-count="2357" meta:non-whitespace-character-count="1983"/>
  </office:meta>
</office:document-meta>
</file>